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268.84pt"/>
    </style:style>
    <style:style style:name="co4" style:family="table-column">
      <style:table-column-properties fo:break-before="auto" style:column-width="204.01pt"/>
    </style:style>
    <style:style style:name="co5" style:family="table-column">
      <style:table-column-properties fo:break-before="auto" style:column-width="197.86pt"/>
    </style:style>
    <style:style style:name="co6" style:family="table-column">
      <style:table-column-properties fo:break-before="auto" style:column-width="12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option2</text:p>
          </table:table-cell>
          <table:table-cell office:value-type="string" calcext:value-type="string">
            <text:p>optio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&lt;option value=”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/option&gt;</text:p>
          </table:table-cell>
          <table:table-cell office:value-type="float" office:value="1" calcext:value-type="float">
            <text:p>1</text:p>
          </table:table-cell>
          <table:table-cell table:formula="of:=COM.MICROSOFT.CONCAT([.$B$2]; [.$A2];[.$C$2];[.A2];[.$D$2])" office:value-type="string" office:string-value="&lt;option value=”Management“&gt;Management&lt;/option&gt;" calcext:value-type="string">
            <text:p>&lt;option value=”Management“&gt;Management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enc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M.MICROSOFT.CONCAT([.$B$2]; [.$A3];[.$C$2];[.A3];[.$D$2])" office:value-type="string" office:string-value="&lt;option value=”Agency“&gt;Agency&lt;/option&gt;" calcext:value-type="string">
            <text:p>&lt;option value=”Agency“&gt;Agency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motion Venu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M.MICROSOFT.CONCAT([.$B$2]; [.$A4];[.$C$2];[.A4];[.$D$2])" office:value-type="string" office:string-value="&lt;option value=”Promotion Venue“&gt;Promotion Venue&lt;/option&gt;" calcext:value-type="string">
            <text:p>&lt;option value=”Promotion Venue“&gt;Promotion Venue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twor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M.MICROSOFT.CONCAT([.$B$2]; [.$A5];[.$C$2];[.A5];[.$D$2])" office:value-type="string" office:string-value="&lt;option value=”Network“&gt;Network&lt;/option&gt;" calcext:value-type="string">
            <text:p>&lt;option value=”Network“&gt;Network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M.MICROSOFT.CONCAT([.$B$2]; [.$A6];[.$C$2];[.A6];[.$D$2])" office:value-type="string" office:string-value="&lt;option value=”Studio“&gt;Studio&lt;/option&gt;" calcext:value-type="string">
            <text:p>&lt;option value=”Studio“&gt;Studio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blic Relation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M.MICROSOFT.CONCAT([.$B$2]; [.$A7];[.$C$2];[.A7];[.$D$2])" office:value-type="string" office:string-value="&lt;option value=”Public Relations“&gt;Public Relations&lt;/option&gt;" calcext:value-type="string">
            <text:p>&lt;option value=”Public Relations“&gt;Public Relations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ltin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M.MICROSOFT.CONCAT([.$B$2]; [.$A8];[.$C$2];[.A8];[.$D$2])" office:value-type="string" office:string-value="&lt;option value=”Consulting“&gt;Consulting&lt;/option&gt;" calcext:value-type="string">
            <text:p>&lt;option value=”Consulting“&gt;Consulting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l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M.MICROSOFT.CONCAT([.$B$2]; [.$A9];[.$C$2];[.A9];[.$D$2])" office:value-type="string" office:string-value="&lt;option value=”Talent“&gt;Talent&lt;/option&gt;" calcext:value-type="string">
            <text:p>&lt;option value=”Talent“&gt;Talent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M.MICROSOFT.CONCAT([.$B$2]; [.$A10];[.$C$2];[.A10];[.$D$2])" office:value-type="string" office:string-value="&lt;option value=”Client“&gt;Client&lt;/option&gt;" calcext:value-type="string">
            <text:p>&lt;option value=”Client“&gt;Client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duction Compan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M.MICROSOFT.CONCAT([.$B$2]; [.$A11];[.$C$2];[.A11];[.$D$2])" office:value-type="string" office:string-value="&lt;option value=”Production Company“&gt;Production Company&lt;/option&gt;" calcext:value-type="string">
            <text:p>&lt;option value=”Production Company“&gt;Production Company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hotography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M.MICROSOFT.CONCAT([.$B$2]; [.$A12];[.$C$2];[.A12];[.$D$2])" office:value-type="string" office:string-value="&lt;option value=”Photography“&gt;Photography&lt;/option&gt;" calcext:value-type="string">
            <text:p>&lt;option value=”Photography“&gt;Photography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diting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M.MICROSOFT.CONCAT([.$B$2]; [.$A13];[.$C$2];[.A13];[.$D$2])" office:value-type="string" office:string-value="&lt;option value=”Editing“&gt;Editing&lt;/option&gt;" calcext:value-type="string">
            <text:p>&lt;option value=”Editing“&gt;Editing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siness Management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M.MICROSOFT.CONCAT([.$B$2]; [.$A14];[.$C$2];[.A14];[.$D$2])" office:value-type="string" office:string-value="&lt;option value=”Business Management“&gt;Business Management&lt;/option&gt;" calcext:value-type="string">
            <text:p>&lt;option value=”Business Management“&gt;Business Management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ur Management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M.MICROSOFT.CONCAT([.$B$2]; [.$A15];[.$C$2];[.A15];[.$D$2])" office:value-type="string" office:string-value="&lt;option value=”Tour Management“&gt;Tour Management&lt;/option&gt;" calcext:value-type="string">
            <text:p>&lt;option value=”Tour Management“&gt;Tour Management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sona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M.MICROSOFT.CONCAT([.$B$2]; [.$A16];[.$C$2];[.A16];[.$D$2])" office:value-type="string" office:string-value="&lt;option value=”Personal“&gt;Personal&lt;/option&gt;" calcext:value-type="string">
            <text:p>&lt;option value=”Personal“&gt;Personal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M.MICROSOFT.CONCAT([.$B$2]; [.$A17];[.$C$2];[.A17];[.$D$2])" office:value-type="string" office:string-value="&lt;option value=”Other“&gt;Other&lt;/option&gt;" calcext:value-type="string">
            <text:p>&lt;option value=”Other“&gt;Other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COM.MICROSOFT.CONCAT([.$B$2]; [.$A18];[.$C$2];[.A18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COM.MICROSOFT.CONCAT([.$B$2]; [.$A19];[.$C$2];[.A19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COM.MICROSOFT.CONCAT([.$B$2]; [.$A20];[.$C$2];[.A20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COM.MICROSOFT.CONCAT([.$B$2]; [.$A21];[.$C$2];[.A21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COM.MICROSOFT.CONCAT([.$B$2]; [.$A22];[.$C$2];[.A22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COM.MICROSOFT.CONCAT([.$B$2]; [.$A23];[.$C$2];[.A23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COM.MICROSOFT.CONCAT([.$B$2]; [.$A24];[.$C$2];[.A24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COM.MICROSOFT.CONCAT([.$B$2]; [.$A25];[.$C$2];[.A25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COM.MICROSOFT.CONCAT([.$B$2]; [.$A26];[.$C$2];[.A26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COM.MICROSOFT.CONCAT([.$B$2]; [.$A27];[.$C$2];[.A27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COM.MICROSOFT.CONCAT([.$B$2]; [.$A28];[.$C$2];[.A28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Agency</text:p>
          </table:table-cell>
          <table:table-cell office:value-type="string" calcext:value-type="string">
            <text:p>Promotion Venue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Public Relations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roduction Company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Business Management</text:p>
          </table:table-cell>
          <table:table-cell office:value-type="string" calcext:value-type="string">
            <text:p>Tour Managemen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Oth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0:20:12.342095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43:19.998380815</meta:creation-date>
    <meta:editing-duration>PT6M4S</meta:editing-duration>
    <meta:editing-cycles>3</meta:editing-cycles>
    <meta:generator>LibreOffice/5.2.2.2$Linux_X86_64 LibreOffice_project/20m0$Build-2</meta:generator>
    <dc:date>2016-11-18T10:22:10.986814715</dc:date>
    <meta:document-statistic meta:table-count="1" meta:cell-count="94" meta:object-count="0"/>
  </office:meta>
</office:document-meta>
</file>